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14cm" svg:y="1.0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581cm" svg:y="1.0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15.1cm" svg:y="1.0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0.481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9.543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2.281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1.343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7.843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6.905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3cm" svg:x="14.143cm" svg:y="1.0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12T14:38:55.916959622</dc:date>
    <meta:editing-duration>PT15M37S</meta:editing-duration>
    <meta:editing-cycles>8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0" chart:origin="0" chart:interval-major="2.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1.039cm" svg:y="0cm" style:legend-expansion="custom" chartooo:width="9.96cm" chartooo:height="0.933cm" style:legend-expansion-aspect-ratio="10.6752411575563" chart:style-name="ch2"/>
        <chart:plot-area chart:style-name="ch3" chart:data-source-has-labels="both" svg:x="1.099cm" svg:y="1.141cm" svg:width="19.475cm" svg:height="8.134cm">
          <chartooo:coordinate-region svg:x="2.117cm" svg:y="1.393cm" svg:width="18.457cm" svg:height="5.22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062cm" svg:y="6.537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-1.66589327146174">
                <text:p>-1.66589327146174</text:p>
              </table:table-cell>
              <table:table-cell office:value-type="float" office:value="-2.68838604978718">
                <text:p>-2.68838604978718</text:p>
              </table:table-cell>
              <table:table-cell office:value-type="float" office:value="-2.78819344293817">
                <text:p>-2.78819344293817</text:p>
              </table:table-cell>
              <table:table-cell office:value-type="float" office:value="-0.228206298493849">
                <text:p>-0.228206298493849</text:p>
              </table:table-cell>
              <table:table-cell office:value-type="float" office:value="-0.167138081769092">
                <text:p>-0.167138081769092</text:p>
              </table:table-cell>
              <table:table-cell office:value-type="float" office:value="-0.583767497332244">
                <text:p>-0.583767497332244</text:p>
              </table:table-cell>
              <table:table-cell office:value-type="float" office:value="3.67162157345025">
                <text:p>3.67162157345025</text:p>
              </table:table-cell>
              <table:table-cell office:value-type="float" office:value="1.34628493524197">
                <text:p>1.34628493524197</text:p>
              </table:table-cell>
              <table:table-cell office:value-type="float" office:value="-0.605759941512818">
                <text:p>-0.605759941512818</text:p>
              </table:table-cell>
              <table:table-cell office:value-type="float" office:value="-0.31789384136649">
                <text:p>-0.31789384136649</text:p>
              </table:table-cell>
              <table:table-cell office:value-type="float" office:value="1.14402730375427">
                <text:p>1.14402730375427</text:p>
              </table:table-cell>
              <table:table-cell office:value-type="float" office:value="-1.15376601729347">
                <text:p>-1.15376601729347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0.924493343265909">
                <text:p>0.924493343265909</text:p>
              </table:table-cell>
              <table:table-cell office:value-type="float" office:value="1.73415823022123">
                <text:p>1.73415823022123</text:p>
              </table:table-cell>
              <table:table-cell office:value-type="float" office:value="0.0435350457118067">
                <text:p>0.0435350457118067</text:p>
              </table:table-cell>
              <table:table-cell office:value-type="float" office:value="-0.302582506509053">
                <text:p>-0.302582506509053</text:p>
              </table:table-cell>
              <table:table-cell office:value-type="float" office:value="0.312800177335548">
                <text:p>0.312800177335548</text:p>
              </table:table-cell>
              <table:table-cell office:value-type="float" office:value="NaN">
                <text:p>NaN</text:p>
              </table:table-cell>
              <table:table-cell office:value-type="float" office:value="-0.068780979075922">
                <text:p>-0.068780979075922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0.371229698375874">
                <text:p>0.371229698375874</text:p>
              </table:table-cell>
              <table:table-cell office:value-type="float" office:value="0.339875685109781">
                <text:p>0.339875685109781</text:p>
              </table:table-cell>
              <table:table-cell office:value-type="float" office:value="0.158638592443028">
                <text:p>0.158638592443028</text:p>
              </table:table-cell>
              <table:table-cell office:value-type="float" office:value="1.97778792027994">
                <text:p>1.97778792027994</text:p>
              </table:table-cell>
              <table:table-cell office:value-type="float" office:value="-0.077140653124208">
                <text:p>-0.077140653124208</text:p>
              </table:table-cell>
              <table:table-cell office:value-type="float" office:value="1.60065281526584">
                <text:p>1.60065281526584</text:p>
              </table:table-cell>
              <table:table-cell office:value-type="float" office:value="2.83748618686059">
                <text:p>2.83748618686059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69205462283606">
                <text:p>-0.569205462283606</text:p>
              </table:table-cell>
              <table:table-cell office:value-type="float" office:value="-0.0604446036400974">
                <text:p>-0.0604446036400974</text:p>
              </table:table-cell>
              <table:table-cell office:value-type="float" office:value="0.90102389078498">
                <text:p>0.90102389078498</text:p>
              </table:table-cell>
              <table:table-cell office:value-type="float" office:value="-0.625065110949064">
                <text:p>-0.625065110949064</text:p>
              </table:table-cell>
              <table:table-cell office:value-type="float" office:value="0.360908640577462">
                <text:p>0.360908640577462</text:p>
              </table:table-cell>
              <table:table-cell office:value-type="float" office:value="-0.565392623154359">
                <text:p>-0.565392623154359</text:p>
              </table:table-cell>
              <table:table-cell office:value-type="float" office:value="-0.256217972753414">
                <text:p>-0.256217972753414</text:p>
              </table:table-cell>
              <table:table-cell office:value-type="float" office:value="0.759444686305799">
                <text:p>0.759444686305799</text:p>
              </table:table-cell>
              <table:table-cell office:value-type="float" office:value="0.084441629723464">
                <text:p>0.084441629723464</text:p>
              </table:table-cell>
              <table:table-cell office:value-type="float" office:value="-0.470431762764467">
                <text:p>-0.470431762764467</text:p>
              </table:table-cell>
              <table:table-cell office:value-type="float" office:value="NaN">
                <text:p>NaN</text:p>
              </table:table-cell>
              <table:table-cell office:value-type="float" office:value="0.383055002479171">
                <text:p>0.383055002479171</text:p>
              </table:table-cell>
            </table:table-row>
            <table:table-row>
              <table:table-cell office:value-type="string">
                <text:p>SWITCH</text:p>
              </table:table-cell>
              <table:table-cell office:value-type="float" office:value="-1.70301624129932">
                <text:p>-1.70301624129932</text:p>
              </table:table-cell>
              <table:table-cell office:value-type="float" office:value="-2.1494840625861">
                <text:p>-2.1494840625861</text:p>
              </table:table-cell>
              <table:table-cell office:value-type="float" office:value="-2.67281992116144">
                <text:p>-2.67281992116144</text:p>
              </table:table-cell>
              <table:table-cell office:value-type="float" office:value="-0.2358131751103">
                <text:p>-0.2358131751103</text:p>
              </table:table-cell>
              <table:table-cell office:value-type="float" office:value="-0.102854204165603">
                <text:p>-0.102854204165603</text:p>
              </table:table-cell>
              <table:table-cell office:value-type="float" office:value="-0.445671960328919">
                <text:p>-0.445671960328919</text:p>
              </table:table-cell>
              <table:table-cell office:value-type="float" office:value="3.43278793711902">
                <text:p>3.43278793711902</text:p>
              </table:table-cell>
              <table:table-cell office:value-type="float" office:value="0.0511247443762741">
                <text:p>0.0511247443762741</text:p>
              </table:table-cell>
              <table:table-cell office:value-type="float" office:value="-0.590093736128883">
                <text:p>-0.590093736128883</text:p>
              </table:table-cell>
              <table:table-cell office:value-type="float" office:value="-0.0693993597349341">
                <text:p>-0.0693993597349341</text:p>
              </table:table-cell>
              <table:table-cell office:value-type="float" office:value="0.931058020477815">
                <text:p>0.931058020477815</text:p>
              </table:table-cell>
              <table:table-cell office:value-type="float" office:value="-0.976664235857894">
                <text:p>-0.976664235857894</text:p>
              </table:table-cell>
              <table:table-cell office:value-type="float" office:value="-0.116764560186811">
                <text:p>-0.116764560186811</text:p>
              </table:table-cell>
              <table:table-cell office:value-type="float" office:value="-0.58831394571468">
                <text:p>-0.58831394571468</text:p>
              </table:table-cell>
              <table:table-cell office:value-type="float" office:value="-0.246844144481928">
                <text:p>-0.246844144481928</text:p>
              </table:table-cell>
              <table:table-cell office:value-type="float" office:value="0.0483722730131086">
                <text:p>0.0483722730131086</text:p>
              </table:table-cell>
              <table:table-cell office:value-type="float" office:value="0.0820960288977934">
                <text:p>0.0820960288977934</text:p>
              </table:table-cell>
              <table:table-cell office:value-type="float" office:value="-0.305411196768546">
                <text:p>-0.305411196768546</text:p>
              </table:table-cell>
              <table:table-cell office:value-type="float" office:value="NaN">
                <text:p>NaN</text:p>
              </table:table-cell>
              <table:table-cell office:value-type="float" office:value="-0.306602307178161">
                <text:p>-0.306602307178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